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42ad" officeooo:paragraph-rsid="001142ad"/>
    </style:style>
    <style:style style:name="P2" style:family="paragraph" style:parent-style-name="Standard">
      <style:text-properties officeooo:rsid="001142ad" officeooo:paragraph-rsid="0013bc83"/>
    </style:style>
    <style:style style:name="P3" style:family="paragraph" style:parent-style-name="Standard">
      <style:text-properties officeooo:rsid="00155e13" officeooo:paragraph-rsid="00155e13"/>
    </style:style>
    <style:style style:name="T1" style:family="text">
      <style:text-properties fo:color="#069a2e" loext:opacity="100%"/>
    </style:style>
    <style:style style:name="T2" style:family="text">
      <style:text-properties officeooo:rsid="0013b3f1"/>
    </style:style>
    <style:style style:name="T3" style:family="text">
      <style:text-properties officeooo:rsid="0013bc83"/>
    </style:style>
    <style:style style:name="T4" style:family="text">
      <style:text-properties officeooo:rsid="0014dd7b"/>
    </style:style>
    <style:style style:name="T5" style:family="text">
      <style:text-properties officeooo:rsid="00155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cedimeinto punto1.0: </text:span><text:a xlink:type="simple" xlink:href="https://ibb.co/jM8PZm4" text:style-name="Internet_20_link" text:visited-style-name="Visited_20_Internet_20_Link">https://ibb.co/jM8PZm4</text:a></text:p>
      <text:p text:style-name="P1"><text:s/></text:p>
      <text:p text:style-name="P2"><text:span text:style-name="T2"><text:s/>Procedimeinto punto1.</text:span><text:span text:style-name="T3">1</text:span><text:span text:style-name="T2">: </text:span><text:a xlink:type="simple" xlink:href="https://ibb.co/KbwFCCX" text:style-name="Internet_20_link" text:visited-style-name="Visited_20_Internet_20_Link">https://ibb.co/KbwFCCX</text:a></text:p>
      <text:p text:style-name="P2"/>
      <text:p text:style-name="P2"><text:span text:style-name="T4">procedimiento punto 2: https://ibb.co/WK8yhFh</text:span></text:p>
      <text:p text:style-name="P3">procedimiento punto 3: https://ibb.co/wQq8jp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, apple-system, BlinkMacSystemFont, 'Segoe UI', Roboto, 'Helvetica Neue', Arial, sans-serif, 'Apple Color Emoji', 'Segoe UI Emoji', 'Segoe UI Symbol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20:43:34.925607232</meta:creation-date>
    <dc:date>2022-04-30T01:05:38.925719883</dc:date>
    <meta:editing-duration>PT40M50S</meta:editing-duration>
    <meta:editing-cycles>3</meta:editing-cycles>
    <meta:generator>LibreOffice/7.2.6.2$Linux_X86_64 LibreOffice_project/20$Build-2</meta:generator>
    <meta:document-statistic meta:table-count="0" meta:image-count="0" meta:object-count="0" meta:page-count="1" meta:paragraph-count="5" meta:word-count="14" meta:character-count="184" meta:non-whitespace-character-count="172"/>
  </office:meta>
</office:document-meta>
</file>